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b81d" officeooo:paragraph-rsid="004eb81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0cf2" officeooo:paragraph-rsid="00350cf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50cf2" officeooo:paragraph-rsid="00350cf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66fffc" officeooo:paragraph-rsid="0066fff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6fffc" officeooo:paragraph-rsid="0066fff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9eb27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712979" officeooo:paragraph-rsid="00712979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66fffc" officeooo:paragraph-rsid="0066fffc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66fffc" officeooo:paragraph-rsid="0066fffc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6fffc" officeooo:paragraph-rsid="0066fffc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6fffc" officeooo:paragraph-rsid="0066fffc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9c0ed" officeooo:paragraph-rsid="0069c0ed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66fffc" officeooo:paragraph-rsid="0066fff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6fffc" officeooo:paragraph-rsid="0066fffc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2ccd" officeooo:paragraph-rsid="006dc54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610fa" officeooo:paragraph-rsid="007610fa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f2ccd" officeooo:paragraph-rsid="006dc542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b81d" style:font-weight-asian="bold" style:font-weight-complex="bold"/>
    </style:style>
    <style:style style:name="T3" style:family="text">
      <style:text-properties fo:font-weight="bold" officeooo:rsid="0069c0e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style:text-underline-style="none" fo:font-weight="bold" officeooo:rsid="0055b1cf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officeooo:rsid="0069c0ed"/>
    </style:style>
    <style:style style:name="T9" style:family="text">
      <style:text-properties officeooo:rsid="006b55f9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350cf2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66fffc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7459fe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75cba5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7610fa" style:font-size-asian="12pt" style:font-weight-asian="bold" style:font-size-complex="12pt" style:font-weight-complex="bold"/>
    </style:style>
    <style:style style:name="T19" style:family="text">
      <style:text-properties officeooo:rsid="00725e52"/>
    </style:style>
    <style:style style:name="T20" style:family="text">
      <style:text-properties officeooo:rsid="007610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6">4</text:span><text:span text:style-name="T17">0</text:span><text:span text:style-name="T16">1</text:span><text:span text:style-name="T10"> - </text:span><text:span text:style-name="T11">A/</text:span><text:span text:style-name="T12">A</text:span><text:span text:style-name="T11"> </text:span><text:span text:style-name="T13">- </text:span><text:span text:style-name="T18">None</text:span></text:p>
      <text:p text:style-name="P1"/>
      <text:p text:style-name="P16">TF-51D is unarm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28T12:07:34.117000000</dc:date>
    <meta:editing-duration>PT8H22M46S</meta:editing-duration>
    <meta:editing-cycles>7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8" meta:character-count="34" meta:non-whitespace-character-count="28"/>
  </office:meta>
</office:document-meta>
</file>